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16d7fc" officeooo:paragraph-rsid="00423ada"/>
    </style:style>
    <style:style style:name="P22" style:family="paragraph" style:parent-style-name="Text_20_body">
      <style:paragraph-properties fo:text-align="justify" style:justify-single-word="false"/>
      <style:text-properties officeooo:rsid="00423ada" officeooo:paragraph-rsid="00423ada"/>
    </style:style>
    <style:style style:name="P23" style:family="paragraph" style:parent-style-name="Text_20_body">
      <style:text-properties officeooo:rsid="0043574c" officeooo:paragraph-rsid="0043574c"/>
    </style:style>
    <style:style style:name="P24" style:family="paragraph" style:parent-style-name="Text_20_body">
      <style:paragraph-properties fo:text-align="justify" style:justify-single-word="false"/>
      <style:text-properties officeooo:rsid="00447560" officeooo:paragraph-rsid="00447560"/>
    </style:style>
    <style:style style:name="P25" style:family="paragraph" style:parent-style-name="Text_20_body">
      <style:text-properties officeooo:rsid="00447560" officeooo:paragraph-rsid="00447560"/>
    </style:style>
    <style:style style:name="P26" style:family="paragraph" style:parent-style-name="Text_20_body">
      <style:paragraph-properties fo:text-align="justify" style:justify-single-word="false"/>
      <style:text-properties officeooo:rsid="001f69c5" officeooo:paragraph-rsid="00447560"/>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472789" officeooo:paragraph-rsid="00472789"/>
    </style:style>
    <style:style style:name="P29" style:family="paragraph" style:parent-style-name="Text_20_body">
      <style:paragraph-properties fo:text-align="justify" style:justify-single-word="false"/>
      <style:text-properties officeooo:rsid="00473239" officeooo:paragraph-rsid="00473239"/>
    </style:style>
    <style:style style:name="P30" style:family="paragraph" style:parent-style-name="Text_20_body">
      <style:paragraph-properties fo:text-align="justify" style:justify-single-word="false"/>
      <style:text-properties officeooo:rsid="003f590c" officeooo:paragraph-rsid="004aae3a"/>
    </style:style>
    <style:style style:name="P31" style:family="paragraph" style:parent-style-name="Text_20_body">
      <style:paragraph-properties fo:text-align="justify" style:justify-single-word="false"/>
      <style:text-properties style:font-name="Liberation Serif" officeooo:rsid="0043574c" officeooo:paragraph-rsid="00152d3d"/>
    </style:style>
    <style:style style:name="P32" style:family="paragraph" style:parent-style-name="Text_20_body">
      <style:paragraph-properties fo:text-align="justify" style:justify-single-word="false"/>
      <style:text-properties officeooo:rsid="0037a474" officeooo:paragraph-rsid="0050211c"/>
    </style:style>
    <style:style style:name="P33" style:family="paragraph" style:parent-style-name="Text_20_body">
      <style:paragraph-properties fo:text-align="justify" style:justify-single-word="false"/>
      <style:text-properties officeooo:rsid="004e362b" officeooo:paragraph-rsid="0050211c"/>
    </style:style>
    <style:style style:name="P34" style:family="paragraph" style:parent-style-name="Text_20_body">
      <style:paragraph-properties fo:text-align="justify" style:justify-single-word="false"/>
      <style:text-properties officeooo:rsid="003755b3" officeooo:paragraph-rsid="0050211c"/>
    </style:style>
    <style:style style:name="P35" style:family="paragraph" style:parent-style-name="Text_20_body">
      <style:paragraph-properties fo:text-align="justify" style:justify-single-word="false"/>
      <style:text-properties officeooo:rsid="005011a1" officeooo:paragraph-rsid="0050211c"/>
    </style:style>
    <style:style style:name="P36" style:family="paragraph" style:parent-style-name="Text_20_body">
      <style:text-properties officeooo:rsid="005011a1" officeooo:paragraph-rsid="0050211c"/>
    </style:style>
    <style:style style:name="P37" style:family="paragraph" style:parent-style-name="Text_20_body">
      <style:paragraph-properties fo:text-align="justify" style:justify-single-word="false"/>
      <style:text-properties officeooo:rsid="0049c71f" officeooo:paragraph-rsid="0050211c"/>
    </style:style>
    <style:style style:name="P38" style:family="paragraph" style:parent-style-name="Text_20_body">
      <style:paragraph-properties fo:text-align="justify" style:justify-single-word="false"/>
      <style:text-properties officeooo:rsid="0050211c" officeooo:paragraph-rsid="0050211c"/>
    </style:style>
    <style:style style:name="P39" style:family="paragraph" style:parent-style-name="Text_20_body">
      <style:paragraph-properties fo:text-align="justify" style:justify-single-word="false"/>
      <style:text-properties officeooo:rsid="00278349" officeooo:paragraph-rsid="005158d1"/>
    </style:style>
    <style:style style:name="P40" style:family="paragraph" style:parent-style-name="Text_20_body">
      <style:text-properties officeooo:rsid="005158d1" officeooo:paragraph-rsid="005158d1"/>
    </style:style>
    <style:style style:name="P41" style:family="paragraph" style:parent-style-name="Text_20_body">
      <style:paragraph-properties fo:text-align="justify" style:justify-single-word="false"/>
      <style:text-properties officeooo:rsid="0036d567" officeooo:paragraph-rsid="0050211c"/>
    </style:style>
    <style:style style:name="P42"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3" style:family="paragraph" style:parent-style-name="Code">
      <style:text-properties officeooo:paragraph-rsid="001bc4a3"/>
    </style:style>
    <style:style style:name="P44" style:family="paragraph" style:parent-style-name="Code">
      <style:paragraph-properties fo:text-align="justify" style:justify-single-word="false"/>
      <style:text-properties officeooo:rsid="0023ed95" officeooo:paragraph-rsid="0023ed95"/>
    </style:style>
    <style:style style:name="P45" style:family="paragraph" style:parent-style-name="Code">
      <style:text-properties officeooo:paragraph-rsid="0023ed95"/>
    </style:style>
    <style:style style:name="P46" style:family="paragraph" style:parent-style-name="Code">
      <style:text-properties officeooo:paragraph-rsid="00278349"/>
    </style:style>
    <style:style style:name="P47" style:family="paragraph" style:parent-style-name="Code">
      <style:paragraph-properties fo:text-align="justify" style:justify-single-word="false"/>
      <style:text-properties officeooo:rsid="00398e54" officeooo:paragraph-rsid="00398e54"/>
    </style:style>
    <style:style style:name="P48" style:family="paragraph" style:parent-style-name="Code">
      <style:paragraph-properties fo:text-align="justify" style:justify-single-word="false"/>
      <style:text-properties officeooo:rsid="00398e54" officeooo:paragraph-rsid="003b3673"/>
    </style:style>
    <style:style style:name="P49" style:family="paragraph" style:parent-style-name="Code">
      <style:paragraph-properties fo:text-align="justify" style:justify-single-word="false"/>
      <style:text-properties officeooo:rsid="003b3673" officeooo:paragraph-rsid="003b3673"/>
    </style:style>
    <style:style style:name="P50" style:family="paragraph" style:parent-style-name="Code">
      <style:text-properties officeooo:rsid="003eb5bc" officeooo:paragraph-rsid="003eb5bc"/>
    </style:style>
    <style:style style:name="P51" style:family="paragraph" style:parent-style-name="Code">
      <style:text-properties officeooo:paragraph-rsid="00447560"/>
    </style:style>
    <style:style style:name="P52" style:family="paragraph" style:parent-style-name="Code">
      <style:paragraph-properties fo:text-align="justify" style:justify-single-word="false"/>
      <style:text-properties officeooo:rsid="00447560" officeooo:paragraph-rsid="00447560"/>
    </style:style>
    <style:style style:name="P53" style:family="paragraph" style:parent-style-name="Code">
      <style:paragraph-properties fo:text-align="justify" style:justify-single-word="false"/>
      <style:text-properties officeooo:rsid="00473239" officeooo:paragraph-rsid="00473239"/>
    </style:style>
    <style:style style:name="P54" style:family="paragraph" style:parent-style-name="Code">
      <style:text-properties officeooo:paragraph-rsid="00473239"/>
    </style:style>
    <style:style style:name="P55" style:family="paragraph" style:parent-style-name="Code">
      <style:text-properties officeooo:paragraph-rsid="004aae3a"/>
    </style:style>
    <style:style style:name="P56" style:family="paragraph" style:parent-style-name="Code">
      <style:paragraph-properties fo:text-align="justify" style:justify-single-word="false"/>
      <style:text-properties officeooo:rsid="00278349" officeooo:paragraph-rsid="00278349"/>
    </style:style>
    <style:style style:name="P57" style:family="paragraph" style:parent-style-name="Code">
      <style:paragraph-properties fo:text-align="justify" style:justify-single-word="false"/>
      <style:text-properties officeooo:rsid="0037a474" officeooo:paragraph-rsid="0050211c"/>
    </style:style>
    <style:style style:name="P58" style:family="paragraph" style:parent-style-name="Code">
      <style:text-properties officeooo:rsid="0037a474" officeooo:paragraph-rsid="0050211c"/>
    </style:style>
    <style:style style:name="P59" style:family="paragraph" style:parent-style-name="Code">
      <style:paragraph-properties fo:text-align="justify" style:justify-single-word="false"/>
      <style:text-properties officeooo:rsid="003755b3" officeooo:paragraph-rsid="0050211c"/>
    </style:style>
    <style:style style:name="P60" style:family="paragraph" style:parent-style-name="Code">
      <style:text-properties officeooo:rsid="003755b3" officeooo:paragraph-rsid="0050211c"/>
    </style:style>
    <style:style style:name="P61" style:family="paragraph" style:parent-style-name="Code">
      <style:text-properties officeooo:paragraph-rsid="0050211c"/>
    </style:style>
    <style:style style:name="P62" style:family="paragraph" style:parent-style-name="Footnote">
      <style:text-properties officeooo:rsid="001c9d39" officeooo:paragraph-rsid="001c9d39"/>
    </style:style>
    <style:style style:name="P63" style:family="paragraph" style:parent-style-name="Footnote">
      <style:text-properties officeooo:paragraph-rsid="00202ea4"/>
    </style:style>
    <style:style style:name="P64" style:family="paragraph" style:parent-style-name="Footnote">
      <style:paragraph-properties fo:text-align="justify" style:justify-single-word="false"/>
      <style:text-properties officeooo:rsid="00447560" officeooo:paragraph-rsid="00447560"/>
    </style:style>
    <style:style style:name="P65" style:family="paragraph" style:parent-style-name="Footnote">
      <style:paragraph-properties fo:text-align="justify" style:justify-single-word="false"/>
      <style:text-properties officeooo:rsid="004607db" officeooo:paragraph-rsid="004607db"/>
    </style:style>
    <style:style style:name="P66" style:family="paragraph" style:parent-style-name="Footnote">
      <style:paragraph-properties fo:text-align="justify" style:justify-single-word="false"/>
      <style:text-properties officeooo:rsid="0016d7fc" officeooo:paragraph-rsid="0016d7fc"/>
    </style:style>
    <style:style style:name="P67" style:family="paragraph" style:parent-style-name="Table_20_Contents">
      <style:paragraph-properties fo:text-align="justify" style:justify-single-word="false"/>
      <style:text-properties officeooo:rsid="001e684a" officeooo:paragraph-rsid="001e684a"/>
    </style:style>
    <style:style style:name="P68"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69" style:family="paragraph" style:parent-style-name="Table_20_Contents">
      <style:paragraph-properties fo:text-align="justify" style:justify-single-word="false"/>
      <style:text-properties officeooo:rsid="002f298b" officeooo:paragraph-rsid="002f298b"/>
    </style:style>
    <style:style style:name="P70"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de">
      <style:paragraph-properties fo:break-before="page"/>
      <style:text-properties officeooo:rsid="0037a474" officeooo:paragraph-rsid="0050211c"/>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3">
      <style:text-properties officeooo:paragraph-rsid="00447560"/>
    </style:style>
    <style:style style:name="P76" style:family="paragraph" style:parent-style-name="Heading_20_3">
      <style:text-properties officeooo:rsid="001679fa" officeooo:paragraph-rsid="001679fa"/>
    </style:style>
    <style:style style:name="P77" style:family="paragraph" style:parent-style-name="Heading_20_3">
      <style:text-properties officeooo:rsid="001e684a" officeooo:paragraph-rsid="001e684a"/>
    </style:style>
    <style:style style:name="P78" style:family="paragraph" style:parent-style-name="Heading_20_3">
      <style:text-properties officeooo:rsid="0048b700"/>
    </style:style>
    <style:style style:name="P79" style:family="paragraph" style:parent-style-name="Heading_20_3">
      <style:text-properties officeooo:rsid="00278349" officeooo:paragraph-rsid="00278349"/>
    </style:style>
    <style:style style:name="P80" style:family="paragraph" style:parent-style-name="Heading_20_1">
      <style:paragraph-properties fo:text-align="justify" style:justify-single-word="false"/>
      <style:text-properties officeooo:rsid="00136a82" officeooo:paragraph-rsid="00136a82"/>
    </style:style>
    <style:style style:name="P81" style:family="paragraph" style:parent-style-name="Heading_20_1">
      <style:text-properties officeooo:rsid="0018346e" officeooo:paragraph-rsid="0018346e"/>
    </style:style>
    <style:style style:name="P82" style:family="paragraph" style:parent-style-name="Heading_20_1">
      <style:paragraph-properties fo:text-align="justify" style:justify-single-word="false"/>
      <style:text-properties officeooo:rsid="0036d567" officeooo:paragraph-rsid="0050211c"/>
    </style:style>
    <style:style style:name="P83" style:family="paragraph" style:parent-style-name="Heading_20_1">
      <style:text-properties officeooo:paragraph-rsid="0050211c"/>
    </style:style>
    <style:style style:name="P84" style:family="paragraph" style:parent-style-name="Heading_20_1">
      <style:paragraph-properties fo:text-align="justify" style:justify-single-word="false" fo:break-before="page"/>
      <style:text-properties officeooo:rsid="00152d3d" officeooo:paragraph-rsid="00152d3d"/>
    </style:style>
    <style:style style:name="P85" style:family="paragraph" style:parent-style-name="Heading_20_2">
      <style:text-properties officeooo:rsid="0043574c" officeooo:paragraph-rsid="0043574c"/>
    </style:style>
    <style:style style:name="P86" style:family="paragraph" style:parent-style-name="Heading_20_2">
      <style:text-properties officeooo:rsid="00468c6b" officeooo:paragraph-rsid="00468c6b"/>
    </style:style>
    <style:style style:name="P87" style:family="paragraph" style:parent-style-name="Heading_20_2">
      <style:text-properties officeooo:rsid="001a96bd" officeooo:paragraph-rsid="001a96bd"/>
    </style:style>
    <style:style style:name="P88" style:family="paragraph" style:parent-style-name="Heading_20_2">
      <style:text-properties officeooo:rsid="005011a1" officeooo:paragraph-rsid="0050211c"/>
    </style:style>
    <style:style style:name="P89" style:family="paragraph" style:parent-style-name="Heading_20_2">
      <style:text-properties officeooo:rsid="0049c71f" officeooo:paragraph-rsid="0049c71f"/>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5011a1"/>
    </style:style>
    <style:style style:name="T37" style:family="text">
      <style:text-properties style:font-name="Courier 10 Pitch1" officeooo:rsid="0050211c"/>
    </style:style>
    <style:style style:name="T38" style:family="text">
      <style:text-properties style:font-name="Courier Pitch 10"/>
    </style:style>
    <style:style style:name="T39" style:family="text">
      <style:text-properties officeooo:rsid="00381bf5"/>
    </style:style>
    <style:style style:name="T40" style:family="text">
      <style:text-properties officeooo:rsid="0038800e"/>
    </style:style>
    <style:style style:name="T41" style:family="text">
      <style:text-properties officeooo:rsid="00398e54"/>
    </style:style>
    <style:style style:name="T42" style:family="text">
      <style:text-properties style:font-name="Courier New1"/>
    </style:style>
    <style:style style:name="T43" style:family="text">
      <style:text-properties officeooo:rsid="003b3673"/>
    </style:style>
    <style:style style:name="T44" style:family="text">
      <style:text-properties officeooo:rsid="003cf654"/>
    </style:style>
    <style:style style:name="T45" style:family="text">
      <style:text-properties officeooo:rsid="003d5638"/>
    </style:style>
    <style:style style:name="T46" style:family="text">
      <style:text-properties officeooo:rsid="003f9c76"/>
    </style:style>
    <style:style style:name="T47" style:family="text">
      <style:text-properties officeooo:rsid="00423ada"/>
    </style:style>
    <style:style style:name="T48" style:family="text">
      <style:text-properties officeooo:rsid="0016d7fc"/>
    </style:style>
    <style:style style:name="T49" style:family="text">
      <style:text-properties officeooo:rsid="0043574c"/>
    </style:style>
    <style:style style:name="T50" style:family="text">
      <style:text-properties officeooo:rsid="00447560"/>
    </style:style>
    <style:style style:name="T51" style:family="text">
      <style:text-properties officeooo:rsid="00468c6b"/>
    </style:style>
    <style:style style:name="T52" style:family="text">
      <style:text-properties officeooo:rsid="00472789"/>
    </style:style>
    <style:style style:name="T53" style:family="text">
      <style:text-properties officeooo:rsid="00473239"/>
    </style:style>
    <style:style style:name="T54" style:family="text">
      <style:text-properties officeooo:rsid="0048b700"/>
    </style:style>
    <style:style style:name="T55" style:family="text">
      <style:text-properties officeooo:rsid="0049c71f"/>
    </style:style>
    <style:style style:name="T56" style:family="text">
      <style:text-properties officeooo:rsid="004aae3a"/>
    </style:style>
    <style:style style:name="T57" style:family="text">
      <style:text-properties officeooo:rsid="004c5754"/>
    </style:style>
    <style:style style:name="T58" style:family="text">
      <style:text-properties officeooo:rsid="004e362b"/>
    </style:style>
    <style:style style:name="T59" style:family="text">
      <style:text-properties officeooo:rsid="005011a1"/>
    </style:style>
    <style:style style:name="T60" style:family="text">
      <style:text-properties officeooo:rsid="0050211c"/>
    </style:style>
    <style:style style:name="T61" style:family="text">
      <style:text-properties officeooo:rsid="005158d1"/>
    </style:style>
    <style:style style:name="T62" style:family="text">
      <style:text-properties officeooo:rsid="0056f1da"/>
    </style:style>
    <style:style style:name="T63" style:family="text">
      <style:text-properties officeooo:rsid="0057c6d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4"><text:a xlink:type="simple" xlink:href="#__RefHeading___Toc17_1048489542" text:style-name="Internet_20_link" text:visited-style-name="Visited_20_Internet_20_Link">Vorwort<text:tab/>2</text:a></text:p>
          <text:p text:style-name="P71"><text:a xlink:type="simple" xlink:href="#__RefHeading___Toc898_1080811754" text:style-name="Internet_20_link" text:visited-style-name="Visited_20_Internet_20_Link">Dieses seltsamen 3 Buchstaben<text:tab/>2</text:a></text:p>
          <text:p text:style-name="P74"><text:a xlink:type="simple" xlink:href="#__RefHeading___Toc19_1048489542" text:style-name="Internet_20_link" text:visited-style-name="Visited_20_Internet_20_Link">Installation<text:tab/>3</text:a></text:p>
          <text:p text:style-name="P71"><text:a xlink:type="simple" xlink:href="#__RefHeading___Toc884_1080811754" text:style-name="Internet_20_link" text:visited-style-name="Visited_20_Internet_20_Link">Das Archiv<text:tab/>3</text:a></text:p>
          <text:p text:style-name="P71"><text:a xlink:type="simple" xlink:href="#__RefHeading___Toc21_1048489542" text:style-name="Internet_20_link" text:visited-style-name="Visited_20_Internet_20_Link">Varianten der Bibliothek<text:tab/>3</text:a></text:p>
          <text:p text:style-name="P71"><text:a xlink:type="simple" xlink:href="#__RefHeading___Toc23_1048489542" text:style-name="Internet_20_link" text:visited-style-name="Visited_20_Internet_20_Link">Die Mapskripte<text:tab/>3</text:a></text:p>
          <text:p text:style-name="P72"><text:a xlink:type="simple" xlink:href="#__RefHeading___Toc900_1080811754" text:style-name="Internet_20_link" text:visited-style-name="Visited_20_Internet_20_Link">Schnelles Testen<text:tab/>4</text:a></text:p>
          <text:p text:style-name="P72"><text:a xlink:type="simple" xlink:href="#__RefHeading___Toc25_1048489542" text:style-name="Internet_20_link" text:visited-style-name="Visited_20_Internet_20_Link">DEBUG aktivieren<text:tab/>4</text:a></text:p>
          <text:p text:style-name="P74"><text:a xlink:type="simple" xlink:href="#__RefHeading___Toc35_1048489542" text:style-name="Internet_20_link" text:visited-style-name="Visited_20_Internet_20_Link">Aufträge erzeugen<text:tab/>5</text:a></text:p>
          <text:p text:style-name="P71"><text:a xlink:type="simple" xlink:href="#__RefHeading___Toc319_1840017082" text:style-name="Internet_20_link" text:visited-style-name="Visited_20_Internet_20_Link">Aufträge im Questassistenten<text:tab/>5</text:a></text:p>
          <text:p text:style-name="P71"><text:a xlink:type="simple" xlink:href="#__RefHeading___Toc321_1840017082" text:style-name="Internet_20_link" text:visited-style-name="Visited_20_Internet_20_Link">Aufträge im Skript<text:tab/>5</text:a></text:p>
          <text:p text:style-name="P72"><text:a xlink:type="simple" xlink:href="#__RefHeading___Toc756_4145523790" text:style-name="Internet_20_link" text:visited-style-name="Visited_20_Internet_20_Link">Lokalisierung von Aufträgen<text:tab/>6</text:a></text:p>
          <text:p text:style-name="P72"><text:a xlink:type="simple" xlink:href="#__RefHeading___Toc323_1840017082" text:style-name="Internet_20_link" text:visited-style-name="Visited_20_Internet_20_Link">Angaben für einen Auftrag<text:tab/>6</text:a></text:p>
          <text:p text:style-name="P74"><text:a xlink:type="simple" xlink:href="#__RefHeading___Toc1141_1056375343" text:style-name="Internet_20_link" text:visited-style-name="Visited_20_Internet_20_Link">Interaktive Objekte<text:tab/>7</text:a></text:p>
          <text:p text:style-name="P74"><text:a xlink:type="simple" xlink:href="#__RefHeading___Toc2529_2491491235" text:style-name="Internet_20_link" text:visited-style-name="Visited_20_Internet_20_Link">Nichtspieler-Charaktere<text:tab/>8</text:a></text:p>
          <text:p text:style-name="P71"><text:a xlink:type="simple" xlink:href="#__RefHeading___Toc1143_1056375343" text:style-name="Internet_20_link" text:visited-style-name="Visited_20_Internet_20_Link">Funktionen<text:tab/>8</text:a></text:p>
          <text:p text:style-name="P71"><text:a xlink:type="simple" xlink:href="#__RefHeading___Toc1145_1056375343" text:style-name="Internet_20_link" text:visited-style-name="Visited_20_Internet_20_Link">Behavior<text:tab/>9</text:a></text:p>
          <text:p text:style-name="P74"><text:a xlink:type="simple" xlink:href="#__RefHeading___Toc1147_1056375343" text:style-name="Internet_20_link" text:visited-style-name="Visited_20_Internet_20_Link">Mission-Briefings und Cutscenes<text:tab/>9</text:a></text:p>
          <text:p text:style-name="P71"><text:a xlink:type="simple" xlink:href="#__RefHeading___Toc386_1840017082" text:style-name="Internet_20_link" text:visited-style-name="Visited_20_Internet_20_Link">Grundlagen für Dialoge und Missionsbeschreibungen<text:tab/>10</text:a></text:p>
          <text:p text:style-name="P72"><text:a xlink:type="simple" xlink:href="#__RefHeading___Toc758_4145523790" text:style-name="Internet_20_link" text:visited-style-name="Visited_20_Internet_20_Link">Weggablungen in Dialogen<text:tab/>11</text:a></text:p>
          <text:p text:style-name="P71"><text:a xlink:type="simple" xlink:href="#__RefHeading___Toc388_1840017082" text:style-name="Internet_20_link" text:visited-style-name="Visited_20_Internet_20_Link">Grundlagen für Kameraflüge<text:tab/>12</text:a></text:p>
          <text:p text:style-name="P72"><text:a xlink:type="simple" xlink:href="#__RefHeading___Toc392_1840017082" text:style-name="Internet_20_link" text:visited-style-name="Visited_20_Internet_20_Link">Relative Positionsangaben<text:tab/>14</text:a></text:p>
        </text:index-body>
      </text:table-of-content>
      <text:p text:style-name="P2"/>
      <text:h text:style-name="P84" text:outline-level="1"><text:bookmark-start text:name="__RefHeading___Toc17_1048489542"/>Vorwort<text:bookmark-end text:name="__RefHeading___Toc17_1048489542"/></text:h>
      <text:p text:style-name="P21">Symfonia, oder auch QSB Plus, hat <text:span text:style-name="T39">es sich zum</text:span> Ziel <text:span text:style-name="T39">gesetzt, </text:span>das Leben des Mappers zu erleichtern. <text:span text:style-name="T47">Viele bekannte und geschätzte Standardfunktionen befinden sich bereits in der QSB und müssen nicht mehr in die eigenen Skripte kopiert werden.</text:span> <text:span text:style-name="T47">U</text:span>m in den Genuss der Vorzüge dieses <text:span text:style-name="T47">Rahmenwerkes (englisch: </text:span>Framework<text:note text:id="ftn1" text:note-class="footnote"><text:note-citation>1</text:note-citation><text:note-body><text:p text:style-name="P66">Framework: ist ein Programmiergerüst, welches vereinfacht und dem Anwender Vorteile gegenüber der nativen Möglichkeiten einer Umgebung bietet, <text:span text:style-name="T20">in der er sich bewegt</text:span>.</text:p></text:note-body></text:note><text:span text:style-name="T47">)</text:span> zu kommen, <text:span text:style-name="T47">muss man sich an einige </text:span><text:span text:style-name="T6">wenige</text:span><text:span text:style-name="T47"> Regeln halten, denn ohne Regeln ist das Leben ein Chaos. Das ist überhaupt nicht kompliziert und macht sogar Spaß! Sobald die Grundregeln beachtet werden, geht Dir das Mappen so leicht von der Hand, wie eine Scheibe Brot zu schmieren.</text:span></text:p>
      <text:p text:style-name="P2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2">m</text:span> aus den eigenen Maps etwas <text:span text:style-name="T62">besonderes </text:span>zu machen. Dabei sind Kreativität und Individualität keine Grenzen gesetzt! Bald wirst Du in den Genuss der einzigartigen Möglichkeiten kommen, die Dir die QSB anbieten kann.</text:p>
      <text:p text:style-name="P2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8">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text:span text:style-name="T62">e</text:span>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65">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80" text:outline-level="1"><text:bookmark-start text:name="__RefHeading___Toc19_1048489542"/><text:soft-page-break/>Installation<text:bookmark-end text:name="__RefHeading___Toc19_1048489542"/></text:h>
      <text:h text:style-name="P85" text:outline-level="2"><text:bookmark-start text:name="__RefHeading___Toc884_1080811754"/>Das Archiv<text:bookmark-end text:name="__RefHeading___Toc884_1080811754"/></text:h>
      <text:p text:style-name="P23">Die QSB wird als ZIP-Archiv ausgeliefert. Wenn du es bis hier her geschafft hast, weißt du auch, wie man ein solches Archiv entpackt <text:span text:style-name="T5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86" text:outline-level="2"><text:bookmark-start text:name="__RefHeading___Toc21_1048489542"/>Varianten der Bibliothek<text:bookmark-end text:name="__RefHeading___Toc21_1048489542"/></text:h>
      <text:p text:style-name="P5">Sobald <text:span text:style-name="T40">D</text:span>u eine neue Map erstellt hast, muss die QSB in die Map <text:span text:style-name="T5">importiert</text:span> werden. <text:span text:style-name="T49">Dazu öffnest Du den Mapeditor und wählst </text:span><text:span text:style-name="T7">Datei &gt; Questbibliothek importieren</text:span><text:span text:style-name="T49">.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40">r Dateigröße</text:span>. <text:span text:style-name="T49">Alles andere ist von der ersten bis zur letzten Funktion identisch!</text:span></text:p>
      <text:p text:style-name="P4">Sobald <text:span text:style-name="T40">D</text:span>u in den Release-Ordner gegangen bist, wirst Du zwei verschiedene Dateien vorfinden: <text:span text:style-name="T30">questsystembehavior.lua</text:span> und <text:span text:style-name="T30">questsystembehavior_min.lua</text:span><text:span text:style-name="T1">. </text:span></text:p>
      <text:p text:style-name="P42"><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2"><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31">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4">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4"><text:soft-page-break/>Um dies zu tun, musst <text:span text:style-name="T52">D</text:span>u den Expertenmodus aktivieren. Im Expertenmodus können die Kartenskripte importiert und exportiert werden. Bitte lasse <text:span text:style-name="T52">D</text:span>ich nicht von der Bezeichnung „<text:span text:style-name="T52">Expertenmodus“ </text:span>oder dem Warnhinweis abschrecken! Klar besteht die Möglichkeit viel falsch zu machen, aber dafür gibt es ja die QSB. Mit ihr reduziert sich das Risiko auf ein Minimum! Sobald die Kartenskripte importiert sind, kann es losgehen!</text:p>
      <text:h text:style-name="P75" text:outline-level="3"><text:bookmark-start text:name="__RefHeading___Toc900_1080811754"/>Schnelles Testen<text:bookmark-end text:name="__RefHeading___Toc900_1080811754"/></text:h>
      <text:p text:style-name="P26">Nach <text:span text:style-name="T5">jeder</text:span> Änderung im Skript <text:span text:style-name="T52">müsste man eigentlich</text:span> das Spiel verlassen, den Editor starten und das Skript neu importieren. <text:span text:style-name="T52">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51">local PathToProject = "C:/MyProjects/MyMap";</text:p>
      <text:p text:style-name="P51">if not GUI then</text:p>
      <text:p text:style-name="P51"><text:s text:c="4"/>Script.Load(PathToProject .. "/mapscript.lua");</text:p>
      <text:p text:style-name="P51">else</text:p>
      <text:p text:style-name="P51"><text:s text:c="4"/>Script.Load(PathToProject .. "/localmapscript.lua");</text:p>
      <text:p text:style-name="P51">end</text:p>
      <text:p text:style-name="P26">Dieses Skript läd<text:span text:style-name="T27">t</text:span> automatisch die entsprechenden <text:span text:style-name="T52">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4">Ein Beispiel für einen angepassten Pfad könnte wie folgt aussehen:</text:p>
      <text:p text:style-name="P52">local PathToProject = "E:/Maps/Scripts/<text:span text:style-name="T52">mf</text:span>02_gutkirschenessenmitmanfred";</text:p>
      <text:p text:style-name="P25">Solange der Pfad stimmt und alle Dateien vorhanden sind, wird es funktionieren.</text:p>
      <text:h text:style-name="P76" text:outline-level="3"><text:bookmark-start text:name="__RefHeading___Toc25_1048489542"/>DEBUG aktivieren<text:bookmark-end text:name="__RefHeading___Toc25_1048489542"/></text:h>
      <text:p text:style-name="P6"><text:span text:style-name="T50">Bevor Du in den kreativen Schöpfungsprozess einsteigst,</text:span> möchtest <text:span text:style-name="T50">Du </text:span>vielleicht den DEBUG<text:note text:id="ftn3" text:note-class="footnote"><text:note-citation>3</text:note-citation><text:note-body><text:p text:style-name="P64">Debug: Kommt aus der Sprache der Software-Entwickler. Fehler werden aus Bugs (Käfer) bezeichnet. Fehler beseitigen bedeutet also Ungeziefer auszumerzen, das einem das Leben schwer macht. <text:span text:style-name="T52">Begebe dich auf Kakerla-kenjagt und lösche die Fehler alle aus!</text:span></text:p></text:note-body></text:note> aktivieren, <text:span text:style-name="T50">um</text:span> Fehler schneller entdecken <text:span text:style-name="T50">zu </text:span>k<text:span text:style-name="T50">ö</text:span>nn<text:span text:style-name="T50">en</text:span>. <text:span text:style-name="T50">Der Debug lässt sich als Aufruf in der</text:span> <text:span text:style-name="T30">Mission_FirstMapAction</text:span>, <text:span text:style-name="T50">einer Funktion </text:span>im <text:span text:style-name="T5">globalen</text:span> Skript, <text:span text:style-name="T41">aktivieren. D</text:span>ie Funktion <text:span text:style-name="T30">API.ActivateDebugMode</text:span> <text:span text:style-name="T41">ist dafür zuständig. Sie muss </text:span>nach dem Aufruf von <text:s/><text:span text:style-name="T30">InitKnightTitleTables</text:span> ein<text:span text:style-name="T41">gefügt werden</text:span>.</text:p>
      <text:p text:style-name="P28">Du kannst diese Einstellung verwenden:</text:p>
      <text:p text:style-name="Code">API.ActivateDebugMode(true, <text:span text:style-name="T63">false</text:span>, <text:span text:style-name="T63">true</text:span>, true);</text:p>
      <text:p text:style-name="P6"><text:soft-page-break/>Dies aktiviert alle Checks und die Konsole, aber nicht <text:span text:style-name="T53">die Live-Verfolgung des Queststatus.</text:span> <text:span text:style-name="T53">M</text:span>ehr <text:span text:style-name="T27">I</text:span>nformationen zum Debug, findest du in der Dokumentation. <text:span text:style-name="T41">Alternativ kann der Debug auch mit einem Behavior aktiviert werden, </text:span><text:span text:style-name="T32">Reward_DEBUG</text:span><text:span text:style-name="T41">.</text:span></text:p>
      <text:p text:style-name="P24">Diese Funktion kann natürlich auch über ihren alten Namen, <text:span text:style-name="T13">ActivateDebugMode</text:span>, genutzt werden, wie jede andere API-Funktion auch.</text:p>
      <text:h text:style-name="P81" text:outline-level="1"><text:bookmark-start text:name="__RefHeading___Toc35_1048489542"/>Aufträge erzeugen<text:bookmark-end text:name="__RefHeading___Toc35_1048489542"/></text:h>
      <text:h text:style-name="P87"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87"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62">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3">und Eigenschaften des Quests </text:span>weglassen zu können. Dies geht einher mit einer neuen Schreibweise.</text:p>
      <text:p text:style-name="P7">Ein Beispiel für die neue Schreibweise:</text:p>
      <text:p text:style-name="Code"><text:span text:style-name="T11">local QuestName = API.Create</text:span>Quest {</text:p>
      <text:p text:style-name="Code"><text:s text:c="4"/>Name <text:s text:c="7"/>= "VisitCloister",</text:p>
      <text:p text:style-name="Code"><text:s text:c="4"/>Suggestion <text:s/>= "Ich sollte d<text:span text:style-name="T10">i</text:span>e Mönchen des Klosters <text:span text:style-name="T10">besuchen</text:span>!",</text:p>
      <text:p text:style-name="P43"><text:s text:c="4"/><text:span text:style-name="T10">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3">Auf diese Weise können Aufträge bei Bedarf kurz gehalten werden. Auf diese Weise wird der Platzverbrauch reduziert. Du gewinnst dadurch eine größere Übersicht über Dein Skript – was immer einen Vorteil bedeutet.</text:span></text:p>
      <text:p text:style-name="P8"><text:soft-page-break/>Andererseits, falls Behavior und/oder Felder wie z.B. Success angegeben sind, kann der Name weggelassen werden. In diesem Fall wird ein automatischer Bezeichner <text:span text:style-name="T53">als Name </text:span>gewählt. <text:span text:style-name="T11">Auf jeden Fall wird der Name des Quests von </text:span><text:span text:style-name="T33">API.CreateQuest</text:span><text:span text:style-name="T11"> zurückgegeben und kann auch so auf andere Behavior übertragen werden.</text:span></text:p>
      <text:p text:style-name="P29">Ein Beispiel:</text:p>
      <text:p text:style-name="P54"><text:span text:style-name="T11">local QuestName = API.</text:span>CreateQuest {</text:p>
      <text:p text:style-name="P54"><text:s text:c="4"/>Suggestion <text:s/>= "Ich sollte d<text:span text:style-name="T10">i</text:span>e Mönchen des Klosters <text:span text:style-name="T10">besuchen</text:span>!",</text:p>
      <text:p text:style-name="P54"><text:s text:c="4"/><text:span text:style-name="T10">Success <text:s text:c="4"/>= "Guten Tag, werter Herr!",</text:span></text:p>
      <text:p text:style-name="P54"/>
      <text:p text:style-name="P54"><text:s text:c="4"/>Goal_DiscoverPlayer(4),</text:p>
      <text:p text:style-name="P54"><text:s text:c="4"/>Reward_Diplomacy(1, 4, "EstablishedContact"),</text:p>
      <text:p text:style-name="P54"><text:s text:c="4"/>Trigger_OnQuestSuccess("SomeOtherQuest", 8),</text:p>
      <text:p text:style-name="P53">}</text:p>
      <text:p text:style-name="P53"/>
      <text:p text:style-name="P53"><text:span text:style-name="T11">local </text:span>NextQuest<text:span text:style-name="T11"> = </text:span>API.CreateQuest {</text:p>
      <text:p text:style-name="P53"><text:s text:c="4"/>Suggestion <text:s/>= "Ich bin der Abt des Klosters!",</text:p>
      <text:p text:style-name="P53"><text:s text:c="4"/>Sender <text:s text:c="5"/>= 4,</text:p>
      <text:p text:style-name="P53"><text:s text:c="4"/>Trigger_OnQuestSuccess(<text:span text:style-name="T11">QuestName, </text:span>10)</text:p>
      <text:p text:style-name="P53">}</text:p>
      <text:h text:style-name="Heading_20_3" text:outline-level="3"><text:bookmark-start text:name="__RefHeading___Toc756_4145523790"/>Lokalisierung von Aufträgen<text:bookmark-end text:name="__RefHeading___Toc756_4145523790"/></text:h>
      <text:p text:style-name="P16">Die QSB sieht es vor, dass <text:span text:style-name="T53">alle angezeigten </text:span>Texte in Deutsch und Englisch angegeben werden können. Es wird dann automatisch der deutsche Text angezeigt, <text:span text:style-name="T53">wenn</text:span> es sich um die deutsche Version des Spiels <text:span text:style-name="T53">handelt</text:span>. Andernfalls wird der englische Text genutzt. Diese Funktionalität steht natürlich auch für Aufträge zur Verfügung.</text:p>
      <text:p text:style-name="P16">Ein Beispiel für einen lokalisierten Auftragstext:</text:p>
      <text:p text:style-name="P47">Suggestion <text:s/>= {</text:p>
      <text:p text:style-name="P47"><text:s text:c="4"/>de = "Ich sollte d<text:span text:style-name="T10">i</text:span>e Mönchen des Klosters <text:span text:style-name="T10">besuchen</text:span>!",</text:p>
      <text:p text:style-name="P48"><text:s text:c="4"/><text:span text:style-name="T43">en = </text:span>"<text:span text:style-name="T43">I should visit the monks of the monastery!</text:span>",</text:p>
      <text:p text:style-name="P49">},</text:p>
      <text:h text:style-name="P77" text:outline-level="3"><text:bookmark-start text:name="__RefHeading___Toc323_1840017082"/>Angaben für einen Auftrag<text:bookmark-end text:name="__RefHeading___Toc323_1840017082"/></text:h>
      <text:p text:style-name="P9">Aufträge haben viele mögliche Angaben. Die Eigenschaften eines <text:span text:style-name="T41">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ext:soft-page-break/>
        <table:table-row>
          <table:table-cell table:style-name="Tabelle1.A1" office:value-type="string">
            <text:p text:style-name="P68">Eigenschaft</text:p>
          </table:table-cell>
          <table:table-cell table:style-name="Tabelle1.B1" office:value-type="string">
            <text:p text:style-name="P68">Beschreibung</text:p>
          </table:table-cell>
        </table:table-row>
        <table:table-row>
          <table:table-cell table:style-name="Tabelle1.A2" office:value-type="string">
            <text:p text:style-name="P67">Name</text:p>
          </table:table-cell>
          <table:table-cell table:style-name="Tabelle1.B2" office:value-type="string">
            <text:p text:style-name="P69">Über den Namen werden die Quests verwaltet</text:p>
          </table:table-cell>
        </table:table-row>
        <table:table-row>
          <table:table-cell table:style-name="Tabelle1.A2" office:value-type="string">
            <text:p text:style-name="P67">Suggestion</text:p>
          </table:table-cell>
          <table:table-cell table:style-name="Tabelle1.B2" office:value-type="string">
            <text:p text:style-name="P67">Der Text des Sprechers zu Beginn des Auftrages</text:p>
          </table:table-cell>
        </table:table-row>
        <table:table-row>
          <table:table-cell table:style-name="Tabelle1.A2" office:value-type="string">
            <text:p text:style-name="P67">Success</text:p>
          </table:table-cell>
          <table:table-cell table:style-name="Tabelle1.B2" office:value-type="string">
            <text:p text:style-name="P67">Der Text des Sprechers bei erfolgreichem Abschluss</text:p>
          </table:table-cell>
        </table:table-row>
        <table:table-row>
          <table:table-cell table:style-name="Tabelle1.A2" office:value-type="string">
            <text:p text:style-name="P67">Failure</text:p>
          </table:table-cell>
          <table:table-cell table:style-name="Tabelle1.B2" office:value-type="string">
            <text:p text:style-name="P67">Der Text des Sprechers im Falle eines Fehlschlages</text:p>
          </table:table-cell>
        </table:table-row>
        <table:table-row>
          <table:table-cell table:style-name="Tabelle1.A2" office:value-type="string">
            <text:p text:style-name="P67">Description</text:p>
          </table:table-cell>
          <table:table-cell table:style-name="Tabelle1.B2" office:value-type="string">
            <text:p text:style-name="P67">Die Beschreibung für <text:span text:style-name="T27">b</text:span>enutzerdefinierte Auftragstypen</text:p>
          </table:table-cell>
        </table:table-row>
        <table:table-row>
          <table:table-cell table:style-name="Tabelle1.A2" office:value-type="string">
            <text:p text:style-name="P67">Visible</text:p>
          </table:table-cell>
          <table:table-cell table:style-name="Tabelle1.B2" office:value-type="string">
            <text:p text:style-name="P67">Erzwingt die Sichtbarkeit, wenn Suggestion nicht angegeben ist.</text:p>
          </table:table-cell>
        </table:table-row>
        <table:table-row>
          <table:table-cell table:style-name="Tabelle1.A2" office:value-type="string">
            <text:p text:style-name="P67">EndMessage</text:p>
          </table:table-cell>
          <table:table-cell table:style-name="Tabelle1.B2" office:value-type="string">
            <text:p text:style-name="P67">Erzwingt die Sichtbarkeit der Endnachricht.</text:p>
          </table:table-cell>
        </table:table-row>
        <table:table-row>
          <table:table-cell table:style-name="Tabelle1.A2" office:value-type="string">
            <text:p text:style-name="P67">Sender</text:p>
          </table:table-cell>
          <table:table-cell table:style-name="Tabelle1.B2" office:value-type="string">
            <text:p text:style-name="P67">ID des Auftraggeber<text:span text:style-name="T27">s</text:span></text:p>
          </table:table-cell>
        </table:table-row>
        <table:table-row>
          <table:table-cell table:style-name="Tabelle1.A2" office:value-type="string">
            <text:p text:style-name="P67">Receiver</text:p>
          </table:table-cell>
          <table:table-cell table:style-name="Tabelle1.B2" office:value-type="string">
            <text:p text:style-name="P67">ID des Auftragnehmer<text:span text:style-name="T27">s</text:span></text:p>
          </table:table-cell>
        </table:table-row>
        <table:table-row>
          <table:table-cell table:style-name="Tabelle1.A2" office:value-type="string">
            <text:p text:style-name="P67">Time</text:p>
          </table:table-cell>
          <table:table-cell table:style-name="Tabelle1.B2" office:value-type="string">
            <text:p text:style-name="P67">Zeit bis zum automatischen Fehlschlag/Erfolg</text:p>
          </table:table-cell>
        </table:table-row>
      </table:table>
      <text:p text:style-name="P70">Die Behavior eines Quests werden als Funktionsaufrufe nach den Eigenschaften des <text:span text:style-name="T44">Auftrages</text:span> angegeben. Dabei ist zu beachten, dass jeder sichtbare <text:span text:style-name="T44">Auftrag</text:span> nur ein Goal haben kann. Auslöser, oder auch Trigger, können mehrere vorhanden sein. Sie müssen alle wenigstens einmal ausgelöst haben, damit der <text:span text:style-name="T44">Auftrag</text:span> startet.</text:p>
      <text:h text:style-name="P82" text:outline-level="1"><text:bookmark-start text:name="__RefHeading___Toc1141_1056375343"/>Interaktive Objekte<text:bookmark-end text:name="__RefHeading___Toc1141_1056375343"/></text:h>
      <text:p text:style-name="P34">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6">Zum Beispiel könnte einem Schloss der richtige Schlüssel fehlen.</text:span></text:p>
      <text:p text:style-name="P60">CreateObject {</text:p>
      <text:p text:style-name="P60"><text:s text:c="4"/>Name <text:s text:c="16"/>= <text:span text:style-name="T24">"</text:span>trigger1<text:span text:style-name="T24">",</text:span></text:p>
      <text:p text:style-name="P60"><text:s text:c="4"/>Title <text:s text:c="15"/>= <text:span text:style-name="T24">"</text:span>Versteckter Schalter<text:span text:style-name="T24">",</text:span></text:p>
      <text:p text:style-name="P60"><text:s text:c="4"/>ConditionUnfulfilled = <text:span text:style-name="T24">"</text:span>Dir fehlt der benötigte Schlüssel!<text:span text:style-name="T24">",</text:span></text:p>
      <text:p text:style-name="P60"><text:s text:c="4"/>Condition <text:s text:c="11"/>= function(_Data)</text:p>
      <text:p text:style-name="P60"><text:s text:c="8"/>return HasFoundKey == true;</text:p>
      <text:p text:style-name="P60"><text:s text:c="4"/>end,</text:p>
      <text:p text:style-name="P60"><text:s text:c="4"/>Callback <text:s text:c="12"/>= function(_Data)</text:p>
      <text:p text:style-name="P60"><text:s text:c="4"/>end,</text:p>
      <text:p text:style-name="P60">};</text:p>
      <text:p text:style-name="P34">Diese Konfiguration ist ein Beispiel für ein versteckten Schalter, der aber erst aktiviert werden kann, wenn die Variable <text:span text:style-name="T38">HasFoundKey</text:span> gesetzt ist. Vorher bekommt der Spieler eine Meldung, dass er einen Schlüssel benötigt.</text:p>
      <text:p text:style-name="P35">Natürlich können interaktive Objekte auch mit Aktivierungskosten versehen werden.</text:p>
      <text:p text:style-name="P60"><text:soft-page-break/>CreateObject {</text:p>
      <text:p text:style-name="P60"><text:s text:c="4"/>Name <text:s/>= <text:span text:style-name="T24">"fire1",</text:span></text:p>
      <text:p text:style-name="P60"><text:s text:c="4"/>Title = <text:span text:style-name="T24">"Signalfeuer",</text:span></text:p>
      <text:p text:style-name="P60"><text:s text:c="4"/><text:span text:style-name="T59">Costs</text:span> = <text:span text:style-name="T59">{Goods.G_Wood, 30, Goods.G_Honeycomb, 5},</text:span></text:p>
      <text:p text:style-name="P59">};</text:p>
      <text:p text:style-name="P36">Ein interaktives Objekt kann auch eine Belohnung beinhalten.</text:p>
      <text:p text:style-name="P60">CreateObject {</text:p>
      <text:p text:style-name="P60"><text:s text:c="4"/>Name <text:s text:c="2"/>= <text:span text:style-name="T24">"chest1",</text:span></text:p>
      <text:p text:style-name="P60"><text:s text:c="4"/>Title <text:s/>= <text:span text:style-name="T24">"Schatztruhe",</text:span></text:p>
      <text:p text:style-name="P60"><text:s text:c="4"/><text:span text:style-name="T59">Reward</text:span> = <text:span text:style-name="T59">{Goods.G_Gold, 3000},</text:span></text:p>
      <text:p text:style-name="P59">};</text:p>
      <text:p text:style-name="P36">Die verschiedenen Eigenschaften des Objektes können beliebig gesetzt oder weggelassen werden. Schreibt man sie nicht, werden Standardwerte benutzt. Für eine Liste aller möglichen Eigenschaf-ten, sieh Dir bitte die Dokumentation an.</text:p>
      <text:h text:style-name="P83" text:outline-level="1"><text:bookmark-start text:name="__RefHeading___Toc2529_2491491235"/>Nichtspieler-Charaktere<text:bookmark-end text:name="__RefHeading___Toc2529_2491491235"/></text:h>
      <text:h text:style-name="P88" text:outline-level="2"><text:bookmark-start text:name="__RefHeading___Toc1143_1056375343"/>Funktionen<text:bookmark-end text:name="__RefHeading___Toc1143_1056375343"/></text:h>
      <text:p text:style-name="P34">Nichtspieler-Charaktere (NPC) sind Siedler, die von einem Helden explizit angesprochen werden müssen, damit sie etwas auslösen. Du kannst sie Dir als lebende interaktive Objekte vorstellen. Ein NPC ist dadurch zu erkennen, dass er <text:span text:style-name="T58">auf der Spielwelt glitzert</text:span>.</text:p>
      <text:p text:style-name="P58">API.NpcCompose {</text:p>
      <text:p text:style-name="P58"><text:s text:c="4"/>Name <text:s text:c="4"/>= "<text:span text:style-name="T58">hakim</text:span>",</text:p>
      <text:p text:style-name="P58"><text:s text:c="4"/>Callback = function(_Npc, _Hero)</text:p>
      <text:p text:style-name="P58"><text:s text:c="7"/>-- Hier kann was passieren</text:p>
      <text:p text:style-name="P58"><text:s text:c="4"/>end,</text:p>
      <text:p text:style-name="P58">}</text:p>
      <text:p text:style-name="P32">Dies ist ein Beispiel für einen einfachen NPC.</text:p>
      <text:p text:style-name="P33">NPCs haben noch weitere Funktionalitäten. Du kannst einen Helden vorgeben, der den NPC ansprechen muss. <text:span text:style-name="T60">Diese Option ist allerdings nur sinnvoll, wenn der Spieler in Deiner Map mehr als <text:s/>einen Helden gleichzeitig steuert. Für die meisten Maps ist diese Angabe daher unnötig.</text:span></text:p>
      <text:p text:style-name="P73">API.NpcCompose {</text:p>
      <text:p text:style-name="P58"><text:s text:c="4"/>Name <text:s text:c="12"/>= "<text:span text:style-name="T58">hakim</text:span>",</text:p>
      <text:p text:style-name="P58"><text:s text:c="4"/><text:span text:style-name="T58">Hero <text:s text:c="12"/>= </text:span>"<text:span text:style-name="T58">marcus</text:span>"<text:span text:style-name="T58">,</text:span></text:p>
      <text:p text:style-name="P58"><text:s text:c="4"/>WrongHeroMessage <text:span text:style-name="T58">= </text:span>"<text:span text:style-name="T58">Ich spreche nicht mit dir!</text:span>",</text:p>
      <text:p text:style-name="P58"><text:s text:c="4"/>Callback <text:s text:c="8"/>= function(_Npc, _Hero)</text:p>
      <text:p text:style-name="P58"><text:s text:c="7"/>-- Hier kann was passieren</text:p>
      <text:p text:style-name="P58"><text:s text:c="4"/>end,</text:p>
      <text:p text:style-name="P57">}</text:p>
      <text:p text:style-name="P33">Wird der NPC nun mit einem Helden angesprochen, dessen Skriptname nicht <text:span text:style-name="T30">marcus</text:span> ist, <text:span text:style-name="T59">wird das Callback nicht ausgelöst und der Text von </text:span><text:span text:style-name="T36">WrongHeroMessage</text:span><text:span text:style-name="T59"> als Nachricht am linken Rand auf dem Bildschirm ausgegeben.</text:span></text:p>
      <text:h text:style-name="P88" text:outline-level="2"><text:bookmark-start text:name="__RefHeading___Toc1145_1056375343"/>Behavior<text:bookmark-end text:name="__RefHeading___Toc1145_1056375343"/></text:h>
      <text:p text:style-name="P32">Du kannst Deine NPCs auch an Quests anbinden, anstelle sie entkoppelt zu verwenden, indem Du die entsprechenden Behavior verwendest.</text:p>
      <text:p text:style-name="P61">Goal_NPC<text:span text:style-name="T58">(</text:span>"<text:span text:style-name="T58">hakim</text:span>", "<text:span text:style-name="T58">hero</text:span>"<text:span text:style-name="T58">)</text:span></text:p>
      <text:p text:style-name="P33">Als erstes wird der Name des NPC angegeben. Als zweites kann optional der Name des Helden folgen, der den NPC ansprechen muss. Je nach dem, ob ein Held vorgegeben ist oder nicht, wird sich das Auftragsfenster anpassen.</text:p>
      <text:h text:style-name="Heading_20_1" text:outline-level="1"><text:bookmark-start text:name="__RefHeading___Toc1147_1056375343"/>Mission-Briefings und Cutscenes<text:bookmark-end text:name="__RefHeading___Toc1147_1056375343"/></text:h>
      <text:p text:style-name="P11"><text:span text:style-name="T44">DIE SIEDLER - </text:span>Aufstieg eines Königreichs bietet nicht von Haus aus an, Missions-Briefings oder Kameraflüge zu erstellen. <text:span text:style-name="T44">Das hat uns der Vorgänger unseres Spiel voraus! </text:span>Allerdings bietet die Engine<text:note text:id="ftn5" text:note-class="footnote"><text:note-citation>5</text:note-citation><text:note-body><text:p text:style-name="P63"><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4">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44">Auftrag</text:span> „<text:span text:style-name="T44">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4">Auftrag</text:span> gestartet werden, <text:span text:style-name="T5">sobald</text:span> das Briefing <text:span text:style-name="T44">oder der Kameraflug</text:span> <text:span text:style-name="T5">vollständig</text:span> durchgelaufen ist. <text:span text:style-name="T54">Damit dies funktioniert, muss der Quest angegeben werden, an den das Briefing gehangen wurde.</text:span></text:p>
      <text:p text:style-name="P17"><text:soft-page-break/>Auf diese Weise musst Du nicht mehr selbst überwachen, wenn ein Briefing beendet ist. Das System nimmt Dir diese Arbeit ab. <text:span text:style-name="T54">Ein Grund weniger für Kopfschmerzen!</text:span> Des weiteren können verschiedene Effekte für Briefings und Kameraflüge ein- und ausgeschaltet werden. Dazu zählen Anzeigen des Himmels, verstecken der Grenzen von Territorien, <text:span text:style-name="T54">Typ der verwendeten Cinematic Decoration und vieles mehr</text:span>.</text:p>
      <text:h text:style-name="P89"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54">Es ähnelt dem altbekannten Schema, wurde aber um einige neue Inhalte ergänzt. Das </text:span>werde ich nun <text:span text:style-name="T21">grundlegend beleuchten</text:span>.</text:p>
      <text:p text:style-name="Code">local briefing = {</text:p>
      <text:p text:style-name="Code"><text:s text:c="4"/>barStyle = "<text:span text:style-name="T20">big</text:span>",</text:p>
      <text:p text:style-name="Code"><text:s text:c="4"/>disableGlobalInvulnerability = false,</text:p>
      <text:p text:style-name="Code"><text:s text:c="4"/>restoreCamera = <text:span text:style-name="T21">true</text:span>,</text:p>
      <text:p text:style-name="Code"><text:s text:c="4"/><text:span text:style-name="T28">restoreGameSpeed = false,</text:span></text:p>
      <text:p text:style-name="Code"><text:s text:c="4"/>skip<text:span text:style-name="T21">PerPage</text:span> = true,</text:p>
      <text:p text:style-name="Code"><text:s text:c="4"/>hideFoW = true,</text:p>
      <text:p text:style-name="Code"><text:s text:c="4"/>showSky = true,</text:p>
      <text:p text:style-name="Code"><text:s text:c="4"/>hideBorderPins = true</text:p>
      <text:p text:style-name="Code"><text:span text:style-name="T20">}</text:span>;</text:p>
      <text:p text:style-name="Code">local AP, ASP, <text:span text:style-name="T22">ASMC</text:span> = AddPages(briefing)</text:p>
      <text:p text:style-name="P12">Dies ist der Kopf des Briefings. Hier werden die Eigenschaften des Briefings notiert, ähnlich wie bei den <text:span text:style-name="T44">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9">Action</text:span>. <text:span text:style-name="T44">Dies sind die Paramater für einen Aufruf von </text:span><text:span text:style-name="T34">ASP</text:span><text:span text:style-name="T44">.</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p>
      <text:p text:style-name="Code">ASP("marcus", "Marcus", "Danke! <text:span text:style-name="T21">Dann frisch ans Werk!</text:span>", true);</text:p>
      <text:p text:style-name="Code">ASP("alandra", "Alandra", "<text:span text:style-name="T21">L</text:span>ass<text:span text:style-name="T21">t</text:span> uns keine Zeit verlieren.", true);</text:p>
      <text:p text:style-name="P14"><text:soft-page-break/>Schlussendlich fehlt noch der Fuß.</text:p>
      <text:p text:style-name="Code">briefing.finished = function()</text:p>
      <text:p text:style-name="Code">end</text:p>
      <text:p text:style-name="Code">return Start<text:span text:style-name="T22">Briefing</text:span>(briefing);</text:p>
      <text:p text:style-name="P15">Im Fuß wird eine Funktion <text:span text:style-name="T54">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4">Du darfst auf keinen Fall das </text:span><text:span text:style-name="T18">return</text:span><text:span text:style-name="T54"> vergessen, sonst funktioniert es nicht!</text:span></text:p>
      <text:h text:style-name="P78" text:outline-level="3"><text:bookmark-start text:name="__RefHeading___Toc758_4145523790"/>Weggablungen in Dialogen<text:bookmark-end text:name="__RefHeading___Toc758_4145523790"/></text:h>
      <text:p text:style-name="P18"><text:span text:style-name="T54">Weggabelungen in Dialogen sind unter der Bezeichnung </text:span>Multiple Choice <text:span text:style-name="T54">bekannt. Man </text:span>versteht <text:span text:style-name="T54">darunter </text:span>einen Auswahldialog mit mehreren Optionen, aus denen der Spieler eine wählen muss, <text:span text:style-name="T54">damit er fortfahren kann</text:span>. Um die einzelnen Zweige eines solchen Briefings zu trennen, werden Leerseiten und Sprünge verwendet.</text:p>
      <text:p text:style-name="P18">Eine Leerseite ist ein Aufruf von <text:span text:style-name="T30">AP</text:span> ohne Argumente. Dies signalisiert, dass das Briefing zu Ende ist. Andernfalls würde einfach die nächste Seite angezeigt.</text:p>
      <text:p text:style-name="Code">AP();</text:p>
      <text:p text:style-name="P18">Ein Sprung <text:span text:style-name="T55">bietet die Möglichkeit </text:span>zu einer anderen Seite zu wechseln, <text:span text:style-name="T55">ohne das ein weiterer Auswahldialog benötigt wird</text:span>. <text:span text:style-name="T55">Als Argument wird die Nummer der Zielseite angegeben.</text:span></text:p>
      <text:p text:style-name="Code">AP(11);</text:p>
      <text:p text:style-name="P18">Der Auswahldialog ist der wichtigste Teil. Hier wählt der Spieler die Optionen aus. <text:span text:style-name="T37">ASMC</text:span><text:span text:style-name="T60"> ähnelt dabei </text:span><text:span text:style-name="T37">APS</text:span><text:span text:style-name="T60">, nur das an die Stelle des Callbacks die Optionen getreten sind.</text:span></text:p>
      <text:p text:style-name="Code">local CP = ASMC("hero", "", "Wie entscheidest Du Dich?", true,</text:p>
      <text:p text:style-name="Code"><text:s text:c="4"/>"<text:span text:style-name="T45">Gut, ich werde es tun!</text:span>", 5</text:p>
      <text:p text:style-name="Code"><text:s text:c="4"/>"<text:span text:style-name="T45">Niemals, vergesst es!</text:span>", 10</text:p>
      <text:p text:style-name="Code">);</text:p>
      <text:p text:style-name="P19">In diesem Beispiel wird zur Seite 5 gesprungen, wenn der Spieler die erste Antwort auswählt, und zur Seite 10, wenn der Spieler die zweite Antwort auswählt. Die Anzahl an Optionen ist unbegrenzt, übertreibe es aber nicht! <text:span text:style-name="T55">Versuche nicht mehr als 8 Möglichkeiten pro Seite anzuzeigen.</text:span></text:p>
      <text:p text:style-name="P19">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5">Die Nummer entspricht von oben betrachtet der Position der Antwort</text:span>.</text:p>
      <text:p text:style-name="Code">if <text:s/><text:span text:style-name="T42">MCGetSelectedAnswer(CP) == 1 then</text:span></text:p>
      <text:p text:style-name="Code"><text:soft-page-break/><text:s text:c="4"/>-- Mach was!</text:p>
      <text:p text:style-name="P50"><text:span text:style-name="T57">e</text:span>lse</text:p>
      <text:p text:style-name="P50"><text:s text:c="4"/>-- Mach was anderes!</text:p>
      <text:p text:style-name="Code">end</text:p>
      <text:p text:style-name="P20">Auf diese Weise kannst Du, basierend auf der gewählten Antwort, auf die Entscheidung des Spielers reagieren. Wozu Du dies nutzt, bleibt deiner Fantasie überlassen.</text:p>
      <text:h text:style-name="P89"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5">local <text:span text:style-name="T22">cutscene</text:span> = {</text:p>
      <text:p text:style-name="P45"><text:s text:c="4"/>barStyle = "<text:span text:style-name="T22">small</text:span>",</text:p>
      <text:p text:style-name="P45"><text:s text:c="4"/>disableGlobalInvulnerability = false,</text:p>
      <text:p text:style-name="P45"><text:s text:c="4"/>restoreCamera = <text:span text:style-name="T22">false</text:span>,</text:p>
      <text:p text:style-name="P45"><text:s text:c="4"/><text:span text:style-name="T28">restoreGameSpeed = false,</text:span></text:p>
      <text:p text:style-name="P45"><text:s text:c="4"/>skip<text:span text:style-name="T22">All</text:span> = true,</text:p>
      <text:p text:style-name="P45"><text:s text:c="4"/>hideFoW = true,</text:p>
      <text:p text:style-name="P45"><text:s text:c="4"/>showSky = true,</text:p>
      <text:p text:style-name="P45"><text:s text:c="4"/>hideBorderPins = true</text:p>
      <text:p text:style-name="P45"><text:span text:style-name="T20">}</text:span>;</text:p>
      <text:p text:style-name="P44">local <text:span text:style-name="T23">AF</text:span> = Add<text:span text:style-name="T29">Flights</text:span>(cutscene)</text:p>
      <text:p text:style-name="P30">Dies ist der Kopf einer Cutscene mit den empfohlenen Einstellungen. <text:span text:style-name="T56">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13">A</text:span><text:span text:style-name="T17">F</text:span>. <text:span text:style-name="T55">Natürlich kann auch </text:span><text:span text:style-name="T19">AP</text:span><text:span text:style-name="T55"> Cutscenes nutzen, allerdings bietet </text:span><text:span text:style-name="T19">AF</text:span><text:span text:style-name="T55"> eine übersichtlichere Notation. Du musst Dir keine Gedanken darüber machen, wie viele Seiten Dein Kameraflug hat. Außerdem willst Du keine permanenten Änderungen vornehmen, wie z.B. Gebiete aufdecken und Markierungen anbringen.</text:span></text:p>
      <text:p text:style-name="P37"><text:soft-page-break/>Aus diesem Grund müssen die einzelnen Seiten nicht zugreifbar sein. <text:span text:style-name="T13">AF</text:span> <text:span text:style-name="T56">kann aus einer Liste von Positionen eine Bewegung erzeugen, die alle Positionen nacheinander abfährt.</text:span></text:p>
      <text:p text:style-name="P37"><text:span text:style-name="T56">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41">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38">Abgeschlossen wird die Cutscene abermals mit ihrem Fuß. Er besteht, wie gewohnt, aus einer Finished-Funktion und dem Startbefehl.</text:p>
      <text:p text:style-name="P55"><text:span text:style-name="T25">cutscene</text:span>.finished = function()</text:p>
      <text:p text:style-name="P55">end</text:p>
      <text:p text:style-name="P55">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79" text:outline-level="3"><text:bookmark-start text:name="__RefHeading___Toc392_1840017082"/><text:soft-page-break/>Relative Positionsangaben<text:bookmark-end text:name="__RefHeading___Toc392_1840017082"/></text:h>
      <text:p text:style-name="P39"><text:span text:style-name="T56">Mit Koordinaten im dreidimensionalen Raum zu arbeiten kann auf Anfänger abschreckend wirken. Daher gibt es n</text:span>eben der Angabe von XYZ-Koordinaten auch <text:span text:style-name="T56">die Möglichkeit, </text:span>Entities <text:span text:style-name="T56">zu ver-wenden</text:span>. <text:span text:style-name="T61">Man kann entwede die direkte Position eines Entity verwenden, oder die relative Position in einem bestimmten Abstand und Winkel.</text:span></text:p>
      <text:p text:style-name="P46">-- <text:span text:style-name="T25">{Entity, Kamerahöhe, Distanz, Winkel}</text:span></text:p>
      <text:p text:style-name="P46">LookAt <text:s text:c="5"/>= {<text:span text:style-name="T24">"Blickpunkt1", 200</text:span>},</text:p>
      <text:p text:style-name="P56">Position <text:s text:c="3"/>= {"Kameraposition1", 450, 3000, 25},</text:p>
      <text:p text:style-name="P40">In diesem Beispiel ist die Blickrichtung absolut und die Position der Kamera relativ. Natürlich geht das auch andersrum. Mit diesen speziellen Einstellungen sind interessante Kameraeffekte möglich. Scheue Dich nicht, es zu prob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11-27T17:26:18.403000000</dc:date>
    <meta:editing-duration>PT2H28M20S</meta:editing-duration>
    <meta:editing-cycles>44</meta:editing-cycles>
    <meta:generator>LibreOffice/5.4.5.1$Windows_X86_64 LibreOffice_project/79c9829dd5d8054ec39a82dc51cd9eff340dbee8</meta:generator>
    <meta:document-statistic meta:table-count="1" meta:image-count="0" meta:object-count="0" meta:page-count="14" meta:paragraph-count="269" meta:word-count="3560" meta:character-count="25301" meta:non-whitespace-character-count="21525"/>
  </office:meta>
</office:document-meta>
</file>